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760b9" officeooo:paragraph-rsid="001760b9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760b9" officeooo:paragraph-rsid="001760b9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969a5" officeooo:paragraph-rsid="001969a5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1bd82" officeooo:paragraph-rsid="0021bd82" style:font-size-asian="12.25pt" style:font-weight-asian="bold" style:font-size-complex="14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760b9" officeooo:paragraph-rsid="001760b9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8f723" officeooo:paragraph-rsid="0018f723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969a5" officeooo:paragraph-rsid="001969a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69a5" officeooo:paragraph-rsid="001969a5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ac5b5" officeooo:paragraph-rsid="001ac5b5" style:font-size-asian="10.5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1b6d97" officeooo:paragraph-rsid="001b6d97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1c3080" officeooo:paragraph-rsid="001c3080" style:font-size-asian="10.5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1f3844" officeooo:paragraph-rsid="001f3844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f3844" officeooo:paragraph-rsid="001f3844" style:font-size-asian="10.5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20c792" officeooo:paragraph-rsid="0020c792" style:font-size-asian="10.5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8f723"/>
    </style:style>
    <style:style style:name="T3" style:family="text">
      <style:text-properties officeooo:rsid="001b6d97"/>
    </style:style>
    <style:style style:name="T4" style:family="text">
      <style:text-properties officeooo:rsid="001d54ea"/>
    </style:style>
    <style:style style:name="T5" style:family="text">
      <style:text-properties officeooo:rsid="00218336"/>
    </style:style>
    <style:style style:name="T6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ésentation 4 </text:p>
      <text:p text:style-name="P1"/>
      <text:p text:style-name="P2">1- <text:span text:style-name="T1">Artcile 1:</text:span></text:p>
      <text:p text:style-name="P2"><text:span text:style-name="T1"/></text:p>
      <text:list xml:id="list3619701481" text:style-name="L1">
        <text:list-item>
          <text:p text:style-name="P5">Présentation de C-RAN</text:p>
        </text:list-item>
        <text:list-item>
          <text:p text:style-name="P5">Avantange de C-RAN</text:p>
        </text:list-item>
        <text:list-item>
          <text:p text:style-name="P5">Défis &amp; Choix physiques : parmi les défis de la technologie est la coopération et le clustering entre RRHs. <text:span text:style-name="T2">Les cellules doivent être clusterés d’une façon optimale qui permet un gain en multiplexage statistic (= Sum C(Base station)/ C(BBU pool)), facilité CoMP et evite la surchage du réseau. <text:s/>==&gt; Propose Colony RAN ( change la connection BBU-RRH dynamiquent; Semi-Static BBU-RRH association)</text:span></text:p>
        </text:list-item>
        <text:list-item>
          <text:p text:style-name="P6">Virtualisation : <text:span text:style-name="T3">capacité allouée dynamiquement.</text:span></text:p>
        </text:list-item>
        <text:list-item>
          <text:p text:style-name="P7">Déploiement : Le BBU Pool doit supporter au moyen 100 station (5km x 5km) et au moins 100 base station (15km x 15km) ;</text:p>
          <text:p text:style-name="P7">La distance maximale entre BBU-RRH ne doit pas dépacer 40km (délai de traitement et propagation), les zones métropolitaine peuvent être deservie par plusieurs BBU pools</text:p>
        </text:list-item>
        <text:list-item>
          <text:p text:style-name="P9">Amélioration de la capacité</text:p>
        </text:list-item>
      </text:list>
      <text:p text:style-name="P8"/>
      <text:p text:style-name="P3"><text:span text:style-name="T6">2- </text:span>Article 2:</text:p>
      <text:p text:style-name="P3"/>
      <text:list xml:id="list856021034" text:style-name="L2">
        <text:list-item>
          <text:p text:style-name="P14">Clustering pour l’allocation des ressources ‘pilotes’ <text:span text:style-name="T5">pour les réseaux 5G</text:span></text:p>
        </text:list-item>
        <text:list-item>
          <text:p text:style-name="P10">Introduction de Ultra-dense network (UDN) : déploiement des petite cellules qui mini<text:span text:style-name="T5">mi</text:span>se la distance entre l’utilisateur et les points d’accès. </text:p>
        </text:list-item>
        <text:list-item>
          <text:p text:style-name="P11">Clustering disjoint : Une partion des RRHs, et chaque cluster prend en charge les utlisateurs dans son champs</text:p>
        </text:list-item>
        <text:list-item>
          <text:p text:style-name="P11">User-centric Clustering : Pour chaque utilisateur, on forme un cluster des RRHs pour lui servir</text:p>
        </text:list-item>
        <text:list-item>
          <text:p text:style-name="P11"><text:span text:style-name="T4">C-RAN &amp; CoMP : le beamforming vecteur pour chaque RRH est calculé par la BBU et transmit au RRH. </text:span><text:s/></text:p>
          <text:p text:style-name="P12">Utiliser la coloration de graphe pour déterminer le nombre de pilotes nécessaires pour l’ensemble des RRHs</text:p>
        </text:list-item>
      </text:list>
      <text:p text:style-name="P13"/>
      <text:p text:style-name="P4"><text:span text:style-name="T6">3- </text:span>Données Géographiques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00:56:14.641331368</meta:creation-date>
    <meta:generator>LibreOffice/6.0.7.3$Linux_X86_64 LibreOffice_project/00m0$Build-3</meta:generator>
    <dc:date>2020-04-03T02:41:09.850898407</dc:date>
    <meta:editing-duration>PT12M38S</meta:editing-duration>
    <meta:editing-cycles>2</meta:editing-cycles>
    <meta:document-statistic meta:table-count="0" meta:image-count="0" meta:object-count="0" meta:page-count="1" meta:paragraph-count="17" meta:word-count="248" meta:character-count="1499" meta:non-whitespace-character-count="1276"/>
  </office:meta>
</office:document-meta>
</file>